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reverse_test.test_reserv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_reverse_test.test_reserv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reverse_test.test_reserv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